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nlo-Regular1" svg:font-family="Menlo-Regular"/>
    <style:font-face style:name="TimesNewRomanPSMT" svg:font-family="TimesNewRomanPSMT"/>
    <style:font-face style:name="Menlo-Regular" svg:font-family="Menlo-Regular" style:font-family-generic="roman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adaf2" officeooo:paragraph-rsid="000adaf2"/>
    </style:style>
    <style:style style:name="P2" style:family="paragraph" style:parent-style-name="Standard">
      <style:text-properties officeooo:paragraph-rsid="000adaf2"/>
    </style:style>
    <style:style style:name="P3" style:family="paragraph" style:parent-style-name="Standard">
      <style:text-properties officeooo:rsid="000c4a89" officeooo:paragraph-rsid="000c4a89"/>
    </style:style>
    <style:style style:name="P4" style:family="paragraph" style:parent-style-name="Standard">
      <style:paragraph-properties fo:text-align="center" style:justify-single-word="false"/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P5" style:family="paragraph" style:parent-style-name="Standard">
      <style:text-properties fo:font-size="16pt" fo:font-weight="bold" officeooo:rsid="000adaf2" officeooo:paragraph-rsid="000adaf2" style:font-size-asian="16pt" style:font-weight-asian="bold" style:font-size-complex="16pt" style:font-weight-complex="bold"/>
    </style:style>
    <style:style style:name="P6" style:family="paragraph" style:parent-style-name="Standard">
      <style:text-properties fo:font-size="16pt" fo:font-weight="bold" officeooo:rsid="000c4a89" officeooo:paragraph-rsid="000c4a89" style:font-size-asian="16pt" style:font-weight-asian="bold" style:font-size-complex="16pt" style:font-weight-complex="bold"/>
    </style:style>
    <style:style style:name="P7" style:family="paragraph" style:parent-style-name="Standard">
      <style:text-properties fo:font-size="16pt" fo:font-weight="bold" officeooo:rsid="000c6553" officeooo:paragraph-rsid="000c6553" style:font-size-asian="16pt" style:font-weight-asian="bold" style:font-size-complex="16pt" style:font-weight-complex="bold"/>
    </style:style>
    <style:style style:name="P8" style:family="paragraph" style:parent-style-name="Standard">
      <style:text-properties fo:font-size="16pt" fo:font-weight="bold" officeooo:rsid="000d203a" officeooo:paragraph-rsid="000d203a" style:font-size-asian="16pt" style:font-weight-asian="bold" style:font-size-complex="16pt" style:font-weight-complex="bold"/>
    </style:style>
    <style:style style:name="P9" style:family="paragraph" style:parent-style-name="Standard">
      <style:text-properties fo:color="#c5000b" fo:font-style="italic" officeooo:paragraph-rsid="000adaf2" style:font-style-asian="italic" style:font-style-complex="italic"/>
    </style:style>
    <style:style style:name="P10" style:family="paragraph" style:parent-style-name="Standard">
      <style:text-properties fo:color="#c5000b" fo:font-style="italic" officeooo:paragraph-rsid="000c4a89" style:font-style-asian="italic" style:font-style-complex="italic"/>
    </style:style>
    <style:style style:name="P11" style:family="paragraph" style:parent-style-name="Standard">
      <style:text-properties fo:color="#c5000b" fo:font-size="12pt" fo:font-style="italic" officeooo:paragraph-rsid="000f1ac7" style:font-style-asian="italic" style:font-style-complex="italic"/>
    </style:style>
    <style:style style:name="P12" style:family="paragraph" style:parent-style-name="Standard">
      <style:text-properties fo:color="#c5000b" style:font-name="Liberation Serif" fo:font-size="12pt" fo:font-style="italic" officeooo:paragraph-rsid="000c6553" style:font-style-asian="italic" style:font-style-complex="italic"/>
    </style:style>
    <style:style style:name="P13" style:family="paragraph" style:parent-style-name="Standard">
      <style:text-properties fo:color="#c5000b" style:font-name="Liberation Serif" fo:font-size="12pt" fo:font-style="italic" officeooo:paragraph-rsid="000dc7d8" style:font-style-asian="italic" style:font-style-complex="italic"/>
    </style:style>
    <style:style style:name="P14" style:family="paragraph" style:parent-style-name="Standard">
      <style:text-properties fo:color="#3333ff" officeooo:rsid="000adaf2" officeooo:paragraph-rsid="000adaf2"/>
    </style:style>
    <style:style style:name="P15" style:family="paragraph" style:parent-style-name="Standard">
      <style:text-properties fo:color="#3333ff" officeooo:rsid="000c4a89" officeooo:paragraph-rsid="000c4a89"/>
    </style:style>
    <style:style style:name="P16" style:family="paragraph" style:parent-style-name="Standard">
      <style:text-properties fo:color="#3333ff" fo:font-size="12pt" fo:font-weight="normal" officeooo:rsid="000d203a" officeooo:paragraph-rsid="000d203a" style:font-size-asian="10.5pt" style:font-weight-asian="normal" style:font-size-complex="12pt" style:font-weight-complex="normal"/>
    </style:style>
    <style:style style:name="P17" style:family="paragraph" style:parent-style-name="Standard">
      <style:text-properties fo:color="#3333ff" fo:font-size="10pt" fo:font-weight="normal" officeooo:rsid="000c6553" officeooo:paragraph-rsid="000c6553" style:font-size-asian="10pt" style:font-weight-asian="normal" style:font-size-complex="10pt" style:font-weight-complex="normal"/>
    </style:style>
    <style:style style:name="P18" style:family="paragraph" style:parent-style-name="Standard">
      <style:text-properties fo:color="#3333ff" fo:font-size="10pt" fo:font-weight="normal" officeooo:rsid="000dc7d8" officeooo:paragraph-rsid="000dc7d8" style:font-size-asian="10pt" style:font-weight-asian="normal" style:font-size-complex="10pt" style:font-weight-complex="normal"/>
    </style:style>
    <style:style style:name="P19" style:family="paragraph" style:parent-style-name="Standard">
      <style:text-properties fo:color="#3333ff" fo:font-size="10pt" fo:font-weight="normal" officeooo:rsid="000f1ac7" officeooo:paragraph-rsid="000f1ac7" style:font-size-asian="10pt" style:font-weight-asian="normal" style:font-size-complex="10pt" style:font-weight-complex="normal"/>
    </style:style>
    <style:style style:name="P20" style:family="paragraph" style:parent-style-name="Standard">
      <style:text-properties fo:color="#3333ff" fo:font-size="10pt" officeooo:rsid="000adaf2" officeooo:paragraph-rsid="000adaf2" style:font-size-asian="10pt" style:font-size-complex="10pt"/>
    </style:style>
    <style:style style:name="P21" style:family="paragraph" style:parent-style-name="Standard">
      <style:text-properties fo:color="#3333ff" fo:font-size="10pt" officeooo:rsid="000c4a89" officeooo:paragraph-rsid="000c4a89" style:font-size-asian="10pt" style:font-size-complex="10pt"/>
    </style:style>
    <style:style style:name="P22" style:family="paragraph" style:parent-style-name="Standard">
      <style:text-properties style:font-name="Liberation Serif" fo:font-size="12pt" officeooo:rsid="000c4a89" officeooo:paragraph-rsid="000c4a89" style:font-size-asian="12pt" style:font-size-complex="12pt"/>
    </style:style>
    <style:style style:name="P23" style:family="paragraph" style:parent-style-name="Standard">
      <style:text-properties style:font-name="Liberation Serif" fo:font-size="12pt" fo:font-weight="normal" officeooo:rsid="000c6553" officeooo:paragraph-rsid="000c6553" style:font-size-asian="12pt" style:font-weight-asian="normal" style:font-size-complex="12pt" style:font-weight-complex="normal"/>
    </style:style>
    <style:style style:name="P24" style:family="paragraph" style:parent-style-name="Standard">
      <style:text-properties fo:font-size="12pt" fo:font-weight="normal" officeooo:rsid="000c6553" officeooo:paragraph-rsid="000c6553" style:font-size-asian="10.5pt" style:font-weight-asian="normal" style:font-size-complex="12pt" style:font-weight-complex="normal"/>
    </style:style>
    <style:style style:name="P25" style:family="paragraph" style:parent-style-name="Standard">
      <style:text-properties fo:font-size="12pt" fo:font-weight="normal" officeooo:rsid="000d203a" officeooo:paragraph-rsid="000d203a" style:font-size-asian="10.5pt" style:font-weight-asian="normal" style:font-size-complex="12pt" style:font-weight-complex="normal"/>
    </style:style>
    <style:style style:name="P26" style:family="paragraph" style:parent-style-name="Standard">
      <style:text-properties fo:font-size="12pt" fo:font-weight="normal" officeooo:rsid="000dc7d8" officeooo:paragraph-rsid="000dc7d8" style:font-size-asian="10.5pt" style:font-weight-asian="normal" style:font-size-complex="12pt" style:font-weight-complex="normal"/>
    </style:style>
    <style:style style:name="P27" style:family="paragraph" style:parent-style-name="Standard">
      <style:text-properties fo:font-size="12pt" fo:font-weight="normal" officeooo:rsid="000f1ac7" officeooo:paragraph-rsid="000f1ac7" style:font-size-asian="10.5pt" style:font-weight-asian="normal" style:font-size-complex="12pt" style:font-weight-complex="normal"/>
    </style:style>
    <style:style style:name="P28" style:family="paragraph" style:parent-style-name="Standard">
      <style:text-properties fo:font-size="12pt" officeooo:rsid="000c6553" officeooo:paragraph-rsid="000c6553"/>
    </style:style>
    <style:style style:name="P29" style:family="paragraph" style:parent-style-name="Standard">
      <style:text-properties fo:font-size="12pt" fo:font-style="italic" fo:font-weight="normal" officeooo:rsid="000d203a" officeooo:paragraph-rsid="000d203a" style:font-size-asian="10.5pt" style:font-style-asian="italic" style:font-weight-asian="normal" style:font-size-complex="12pt" style:font-style-complex="italic" style:font-weight-complex="normal"/>
    </style:style>
    <style:style style:name="T1" style:family="text">
      <style:text-properties officeooo:rsid="000adaf2"/>
    </style:style>
    <style:style style:name="T2" style:family="text">
      <style:text-properties style:font-name="TimesNewRomanPSMT"/>
    </style:style>
    <style:style style:name="T3" style:family="text">
      <style:text-properties style:font-name="TimesNewRomanPSMT" fo:font-size="12pt"/>
    </style:style>
    <style:style style:name="T4" style:family="text">
      <style:text-properties style:font-name="TimesNewRomanPSMT" fo:font-size="12pt" officeooo:rsid="000adaf2"/>
    </style:style>
    <style:style style:name="T5" style:family="text">
      <style:text-properties fo:color="#000000"/>
    </style:style>
    <style:style style:name="T6" style:family="text">
      <style:text-properties fo:color="#000000" style:font-name="Menlo-Regular" fo:font-size="11pt" style:font-size-asian="11pt"/>
    </style:style>
    <style:style style:name="T7" style:family="text">
      <style:text-properties officeooo:rsid="000c4a89"/>
    </style:style>
    <style:style style:name="T8" style:family="text">
      <style:text-properties fo:color="#3333ff" style:font-name="TimesNewRomanPSMT" fo:font-size="12pt"/>
    </style:style>
    <style:style style:name="T9" style:family="text">
      <style:text-properties fo:color="#c5000b" style:font-name="TimesNewRomanPSMT" fo:font-size="12pt" fo:font-style="italic" style:font-style-asian="italic" style:font-style-complex="italic"/>
    </style:style>
    <style:style style:name="T10" style:family="text">
      <style:text-properties fo:color="#c5000b" style:font-name="TimesNewRomanPSMT" fo:font-size="12pt" fo:font-style="italic" officeooo:rsid="000adaf2" style:font-style-asian="italic" style:font-style-complex="italic"/>
    </style:style>
    <style:style style:name="T11" style:family="text">
      <style:text-properties fo:color="#c5000b" fo:font-style="italic" officeooo:rsid="000adaf2" style:font-style-asian="italic" style:font-style-complex="italic"/>
    </style:style>
    <style:style style:name="T12" style:family="text">
      <style:text-properties style:font-name="Menlo-Regular"/>
    </style:style>
    <style:style style:name="T13" style:family="text">
      <style:text-properties style:font-name="Menlo-Regular" fo:font-size="11pt" style:font-size-asian="11pt"/>
    </style:style>
    <style:style style:name="T14" style:family="text">
      <style:text-properties fo:font-weight="normal" officeooo:rsid="000c6553" style:font-size-asian="10.5pt" style:font-weight-asian="normal" style:font-size-complex="12pt" style:font-weight-complex="normal"/>
    </style:style>
    <style:style style:name="T15" style:family="text">
      <style:text-properties fo:font-weight="normal" officeooo:rsid="000dc7d8" style:font-size-asian="10.5pt" style:font-weight-asian="normal" style:font-size-complex="12pt" style:font-weight-complex="normal"/>
    </style:style>
    <style:style style:name="T16" style:family="text">
      <style:text-properties fo:font-weight="normal" officeooo:rsid="000f1ac7" style:font-size-asian="10.5pt" style:font-weight-asian="normal" style:font-size-complex="12pt" style:font-weight-complex="normal"/>
    </style:style>
    <style:style style:name="T17" style:family="text">
      <style:text-properties officeooo:rsid="000e866d"/>
    </style:style>
    <style:style style:name="T18" style:family="text">
      <style:text-properties officeooo:rsid="000f1ac7"/>
    </style:style>
    <style:style style:name="T19" style:family="text">
      <style:text-properties fo:font-weight="bold" officeooo:rsid="000f1ac7" style:font-weight-asian="bold" style:font-weight-complex="bold"/>
    </style:style>
    <style:style style:name="T20" style:family="text">
      <style:text-properties fo:font-size="16pt" fo:font-weight="bold" style:font-size-asian="16pt" style:font-weight-asian="bold" style:font-size-complex="16pt" style:font-weight-complex="bold"/>
    </style:style>
    <style:style style:name="T21" style:family="text">
      <style:text-properties fo:font-size="16pt" fo:font-weight="bold" officeooo:rsid="000f1ac7" style:font-size-asian="16pt" style:font-weight-asian="bold" style:font-size-complex="16pt" style:font-weight-complex="bold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6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7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8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9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0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Лабораторная работа № <text:span text:style-name="T1">3 (пакеты)</text:span></text:p>
      <text:p text:style-name="P5">I.</text:p>
      <text:p text:style-name="P9"><text:span text:style-name="T1">1) </text:span><text:span text:style-name="T3">Создать из командной строки иерархию директорий для проекта из задания — по аналогии с примером</text:span></text:p>
      <text:p text:style-name="P2"><text:span text:style-name="T3">Все папки были созданы с использованием стандартных консольных комманд:</text:span></text:p>
      <text:p text:style-name="P1"><text:span text:style-name="T8">mkdir</text:span><text:span text:style-name="T3"> – для создания новой папки;</text:span></text:p>
      <text:p text:style-name="P1"><text:span text:style-name="T8">cd &lt;имя папки&gt;</text:span><text:span text:style-name="T3"> - для перехода во вложенную папку (</text:span><text:span text:style-name="T8">cd ../</text:span><text:span text:style-name="T3"> - для перехода в предыдущую папку в иерархии);</text:span></text:p>
      <text:p text:style-name="P1"><text:span text:style-name="T8">ls</text:span><text:span text:style-name="T3"> – для просмотра содержимого текущей папки;</text:span></text:p>
      <text:p text:style-name="P1"><text:span text:style-name="T3">По аналогии с данным примером, при создании большего проекта, создаются также папки tests, webapp, и т.д. Так как текущий проект пока что не имеет ничего общего с клиент-серверными архитектурами и сетью, папки, связанные с web мы опустим, но папку test создадим для последующего создания unittest-ов и освоения JUnit. </text:span></text:p>
      <text:p text:style-name="P2"><text:span text:style-name="T10">2) </text:span><text:span text:style-name="T9">Написать класс ua.kpi.pti.HelloWorld</text:span><text:span text:style-name="T3"> </text:span></text:p>
      <text:p text:style-name="P1"><text:span text:style-name="T3">Ключ выполения заключается в одной единственной строчке указания пакета</text:span></text:p>
      <text:p text:style-name="P14"><text:span text:style-name="T3">package ua.kpi.pti; </text:span></text:p>
      <text:p text:style-name="P9"><text:span text:style-name="T4">3) </text:span><text:span text:style-name="T3">Откомпилировать из командной строки и поместить в нужную папку build/classes </text:span></text:p>
      <text:p text:style-name="P1"><text:span text:style-name="T3">Уже привычной коммандой из первой лабораторной работы складываем классы в build/classes:</text:span></text:p>
      <text:p text:style-name="P20"><text:span text:style-name="T12">javac -d build/classes HelloWorld.java</text:span></text:p>
      <text:p text:style-name="P1">После этого замечаем, что иерархия папок в build/classes немного усложнилась. При компиляции была автоматически создана иерархия папок для создания указанного пакета. Теперь скомпилированный файл HelloWorld.class лежит в:</text:p>
      <text:p text:style-name="P1">build/classes/ua/kpi/pti/HelloWorld.class</text:p>
      <text:p text:style-name="P2"><text:span text:style-name="T11">4) </text:span><text:span text:style-name="T9">Запустить программу</text:span><text:span text:style-name="T3"> </text:span></text:p>
      <text:p text:style-name="P1">Запуск производим, указывая JVM путь для поиска файлов *.class. Но если дать такую комманду:</text:p>
      <text:p text:style-name="P20"><text:span text:style-name="T12">java -cp build/classes HelloWorld</text:span></text:p>
      <text:p text:style-name="P1">JVM скажет, что не может найти нужный класс HelloWorld. Для правильной работы JVM нужно указать полное имя класса в пакете:</text:p>
      <text:p text:style-name="P20"><text:span text:style-name="T12">java -cp build/classes ua.kpi.pti.HelloWorld</text:span></text:p>
      <text:p text:style-name="P2"><text:span text:style-name="T11">5) </text:span><text:span text:style-name="T9">Откомпилировать с выводом информации о компиляции, посмотреть байт-код</text:span><text:span text:style-name="T3"> </text:span></text:p>
      <text:p text:style-name="P3">Нам помогут две уже известные из первой лабораторной работы комманды:</text:p>
      <text:p text:style-name="P15"><text:span text:style-name="T13">javac -d build/classes -verbose HelloWorld.java</text:span></text:p>
      <text:p text:style-name="P22"><text:span text:style-name="T5">Просмотреть информацию о компиляции</text:span></text:p>
      <text:p text:style-name="P21"><text:span text:style-name="T12">javap -c -cp build/classes ua.kpi.pti.HelloWorld</text:span></text:p>
      <text:p text:style-name="P22"><text:span text:style-name="T5">Просмотреть байт-код</text:span></text:p>
      <text:p text:style-name="P10"><text:span text:style-name="T7">6) </text:span><text:span text:style-name="T3">Запустить программу с информацией о том, какие грузятся классы</text:span></text:p>
      <text:p text:style-name="P3">На помощь приходит опция -verbose:class для JVM:</text:p>
      <text:p text:style-name="P21"><text:span text:style-name="T12">java -cp build/classes -verbose:class ua.kpi.pti.HelloWorld</text:span></text:p>
      <text:p text:style-name="P3"/>
      <text:p text:style-name="P6">II.</text:p>
      <text:p text:style-name="P12"><text:span text:style-name="T14">3) </text:span>Откомпилировать и запустить</text:p>
      <text:p text:style-name="P28"><text:span text:style-name="T2">Сначала компилируем PrintHello.java:</text:span></text:p>
      <text:p text:style-name="P17"><text:span text:style-name="T12">javac -d build/classes PrintHello.java</text:span></text:p>
      <text:p text:style-name="P23"><text:span text:style-name="T5">Затем компилируем HelloWorld.java и указываем ему, откуда брать необходимые классы:</text:span></text:p>
      <text:p text:style-name="P17"><text:span text:style-name="T12">javac -d build/classes -cp build/classes HelloWorld.java</text:span></text:p>
      <text:p text:style-name="P23"><text:span text:style-name="T5">Запускаем программу:</text:span></text:p>
      <text:p text:style-name="P17"><text:span text:style-name="T12">java -cp build/classes ua.kpi.pti.HelloWorld</text:span></text:p>
      <text:p text:style-name="P24">И видим результат:</text:p>
      <text:p text:style-name="P17"><text:span text:style-name="T12">Hello World from PrintHello.java!</text:span></text:p>
      <text:p text:style-name="P24">Стоит добавить, что если используемые классы находятся в одном пакете, то их можно друг в друга не импортировать.</text:p>
      <text:p text:style-name="P7"><text:soft-page-break/>III.</text:p>
      <text:p text:style-name="P25">Единственные различия, которые мы внесли в уже существующие классы:</text:p>
      <text:p text:style-name="P29">а) Модифицировали строку package в PrintHello.java:</text:p>
      <text:p text:style-name="P16">package ua.kpi.pti.pkg;</text:p>
      <text:p text:style-name="P29">б) Поскольку теперь классы находятся в разных подпакетах, в файле HelloWorld.java необходимо импортировать используемый класс:</text:p>
      <text:p text:style-name="P16">import ua.kpi.pti.pkg.*;</text:p>
      <text:p text:style-name="P25">По хорошему тону, для ускорения и облегчения работы компилятору, не нужно импортировать звездочкой (*) все, что находится в пакете, если нужно использовать менее пяти классов из пакета. Но так как мы знаем, что в пакете находится всего один класс, звездочка здесь вполне уместна.</text:p>
      <text:p text:style-name="P25"/>
      <text:p text:style-name="P8">IV.</text:p>
      <text:p text:style-name="P13"><text:span text:style-name="T15">1) </text:span>Создать jar-файл с ua.kpi.pti.pkg.PrintHello и поместить его в lib </text:p>
      <text:p text:style-name="P26">Для того, чтобы создать правильный файл пакета, перейдем в папку <text:span text:style-name="T17">build/classes:</text:span></text:p>
      <text:p text:style-name="P18"><text:span text:style-name="T12">cd build/classes</text:span></text:p>
      <text:p text:style-name="P26">Тут создадим файл <text:span text:style-name="T17">mypPackage.jar, в который включим весь пакет ua:</text:span></text:p>
      <text:p text:style-name="P18"><text:span text:style-name="T12">jar cvf myPackage.jar ua/</text:span></text:p>
      <text:p text:style-name="P26">Вручную перенесем полученный файл в папку <text:span text:style-name="T17">lib, а в терминале перейдем назад в главную папку проекта:</text:span></text:p>
      <text:p text:style-name="P18"><text:span text:style-name="T12">cd ../../</text:span></text:p>
      <text:p text:style-name="P26">Теперь скомпилируем наш <text:span text:style-name="T18">HelloWorld.java, передам опции -cp путь к нашему jar файлу:</text:span></text:p>
      <text:p text:style-name="P18"><text:span text:style-name="T12">javac -d build/classes -cp lib/myPackage.jar HelloWorld.java</text:span></text:p>
      <text:p text:style-name="P26">Запустим полученный файл:</text:p>
      <text:p text:style-name="P18"><text:span text:style-name="T12">java -cp lib/myPackage.jar ua.kpi.pti.HelloWorld</text:span></text:p>
      <text:p text:style-name="P11"><text:span text:style-name="T16">3) </text:span><text:span text:style-name="T2">Показать, что ua.kpi.pti.pkg.PrintHello действительно грузиться из библиотеки </text:span></text:p>
      <text:p text:style-name="P27">Он грузится из библиотеки, поскольку мы более не говорим компилятору местонахождения предварительно скомпилированных файлов, а только путь к нашей новой библиотеке.</text:p>
      <text:p text:style-name="P24"><text:line-break/><text:span text:style-name="T21">V.</text:span></text:p>
      <text:p text:style-name="P27">Для создания JavaDoc для всех имеющихся файлов, используем команду:</text:p>
      <text:p text:style-name="P19"><text:span text:style-name="T12">javadoc -d docs -author -version *.java</text:span></text:p>
      <text:p text:style-name="P27">Это создаст JavaDoc в папке docs, а внутри этой папки построит иерархию папок соответственно с пакетами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enlo-Regular1" svg:font-family="Menlo-Regular"/>
    <style:font-face style:name="TimesNewRomanPSMT" svg:font-family="TimesNewRomanPSMT"/>
    <style:font-face style:name="Menlo-Regular" svg:font-family="Menlo-Regular" style:font-family-generic="roman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31T11:31:09.880476000</meta:creation-date>
    <dc:date>2014-03-31T15:06:10.727367000</dc:date>
    <meta:editing-duration>PT2H49M7S</meta:editing-duration>
    <meta:editing-cycles>2</meta:editing-cycles>
    <meta:generator>LibreOffice/4.2.2.1$MacOSX_x86 LibreOffice_project/3be8cda0bddd8e430d8cda1ebfd581265cca5a0f</meta:generator>
    <meta:document-statistic meta:table-count="0" meta:image-count="0" meta:object-count="0" meta:page-count="2" meta:paragraph-count="66" meta:word-count="558" meta:character-count="4171" meta:non-whitespace-character-count="3667"/>
  </office:meta>
</office:document-meta>
</file>